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.2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2.15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48.4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Pink andalusite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Almost-square basal sections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Medium - High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Colorless with a slight pinkish tones very characteristic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Soft in some area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6">
            <text:p>Very bad in two directions that cross in 90º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Biotite, among other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1st order gray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Parcial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Appreciable in some area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75" table:style-name="ce7">
            <text:p>75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9">
          <table:table-cell office:value-type="string" table:style-name="ce8">
            <text:p>Other important minerals in the thin section (%)</text:p>
          </table:table-cell>
          <table:table-cell office:value-type="string" table:style-name="ce5">
            <text:p>Biotite 15%</text:p>
          </table:table-cell>
          <table:table-cell office:value-type="string" table:style-name="ce9">
            <text:p>Quatz 5%</text:p>
          </table:table-cell>
          <table:table-cell office:value-type="string" table:style-name="ce9">
            <text:p>Opaque 5%</text:p>
          </table:table-cell>
          <table:table-cell table:number-columns-repeated="4" table:style-name="ce9"/>
          <table:table-cell table:number-columns-repeated="16376"/>
        </table:table-row>
        <table:table-row table:number-rows-repeated="5" table:style-name="ro2">
          <table:table-cell table:number-columns-repeated="8" table:style-name="ce9"/>
          <table:table-cell table:number-columns-repeated="16376"/>
        </table:table-row>
        <table:table-row table:number-rows-repeated="1048570" table:style-name="ro8">
          <table:table-cell table:number-columns-repeated="16384"/>
        </table:table-row>
      </table:table>
      <table:table table:name="Full3" table:style-name="ta2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10">
            <text:p>General characteristics of the mineral</text:p>
          </table:table-cell>
          <table:table-cell office:value-type="string" table:style-name="ce3">
            <text:p>Andalusite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11">
            <text:p>Al<text:span text:style-name="T2">3</text:span>SiO<text:span text:style-name="T2">5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5">
            <text:p>Idiomorph - allotriomorph with prismtatic habit and square basal section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f</text:p>
          </table:table-cell>
          <table:table-cell office:value-type="string" table:style-name="ce5">
            <text:p>Medium - hig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1">
            <text:p>Colorless, sometimes pink and rarely gree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Soft in colorful varieties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Cleavage</text:p>
          </table:table-cell>
          <table:table-cell office:value-type="string" table:style-name="ce5">
            <text:p>{111} clear and <text:s/>{100} infrequent (with 90º in basal sections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tion</text:p>
          </table:table-cell>
          <table:table-cell office:value-type="string" table:style-name="ce6">
            <text:p>Easily to sericite and more rarely to a mixt of corundum and spinel, rutile and feldespa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1st order yellows or whit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Right in longitudinal sections and symmetric in basal section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5">
            <text:p>Not frequ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Inexist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Negative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2:13:17Z</dc:date>
    <meta:editing-cycles>5</meta:editing-cycles>
    <meta:editing-duration>PT1353S</meta:editing-duration>
  </office:meta>
</office:document-meta>
</file>